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D000001F9C9BCF1FF1A6FF4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6<text:span text:style-name="T1">91</text:span>: GERAR OV MT<text:span text:style-name="T1">O</text:span> 01.</text:p>
      <text:p text:style-name="P1"><draw:frame draw:style-name="fr1" draw:name="Figura1" text:anchor-type="paragraph" svg:width="17cm" svg:height="7.685cm" draw:z-index="0"><draw:image xlink:href="Pictures/100000000000045D000001F9C9BCF1FF1A6FF4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59:13.884000000</dc:date>
    <meta:editing-duration>PT3H26M42S</meta:editing-duration>
    <meta:editing-cycles>6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8" meta:character-count="33" meta:non-whitespace-character-count="26"/>
  </office:meta>
</office:document-meta>
</file>